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91in" style:rel-column-width="6765*"/>
    </style:style>
    <style:style style:name="Table2.B" style:family="table-column">
      <style:table-column-properties style:column-width="0.4736in" style:rel-column-width="4637*"/>
    </style:style>
    <style:style style:name="Table2.C" style:family="table-column">
      <style:table-column-properties style:column-width="1.8375in" style:rel-column-width="17991*"/>
    </style:style>
    <style:style style:name="Table2.D" style:family="table-column">
      <style:table-column-properties style:column-width="1.4958in" style:rel-column-width="14646*"/>
    </style:style>
    <style:style style:name="Table2.E" style:family="table-column">
      <style:table-column-properties style:column-width="2.1951in" style:rel-column-width="2149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6bde0"/>
    </style:style>
    <style:style style:name="P3" style:family="paragraph" style:parent-style-name="Standard">
      <style:text-properties officeooo:rsid="0004faf3" officeooo:paragraph-rsid="0004faf3"/>
    </style:style>
    <style:style style:name="P4" style:family="paragraph" style:parent-style-name="Standard">
      <style:text-properties officeooo:rsid="0006bde0" officeooo:paragraph-rsid="000820ae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080f95" officeooo:paragraph-rsid="00080f95" style:font-style-asian="italic" style:font-style-complex="italic"/>
    </style:style>
    <style:style style:name="P8" style:family="paragraph" style:parent-style-name="Standard">
      <style:text-properties fo:font-style="italic" officeooo:rsid="0006bde0" officeooo:paragraph-rsid="0006bde0" style:font-style-asian="italic" style:font-style-complex="italic"/>
    </style:style>
    <style:style style:name="P9" style:family="paragraph" style:parent-style-name="Standard">
      <style:text-properties fo:font-style="italic" officeooo:rsid="0006bde0" officeooo:paragraph-rsid="000820ae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11" style:family="paragraph" style:parent-style-name="Standard">
      <style:text-properties officeooo:rsid="00080f95" officeooo:paragraph-rsid="000820ae"/>
    </style:style>
    <style:style style:name="P12" style:family="paragraph" style:parent-style-name="Standard">
      <style:text-properties officeooo:rsid="000820ae" officeooo:paragraph-rsid="000820ae"/>
    </style:style>
    <style:style style:name="P13" style:family="paragraph" style:parent-style-name="Standard" style:list-style-name="L1">
      <style:text-properties fo:font-style="italic" officeooo:rsid="0006bde0" officeooo:paragraph-rsid="0006bde0" style:font-style-asian="italic" style:font-style-complex="italic"/>
    </style:style>
    <style:style style:name="P14" style:family="paragraph" style:parent-style-name="Standard" style:list-style-name="L1">
      <style:text-properties fo:font-style="italic" officeooo:rsid="0009a949" officeooo:paragraph-rsid="0009a949" style:font-style-asian="italic" style:font-style-complex="italic"/>
    </style:style>
    <style:style style:name="P15" style:family="paragraph" style:parent-style-name="Standard" style:list-style-name="L2">
      <style:text-properties fo:font-style="italic" officeooo:rsid="00080f95" officeooo:paragraph-rsid="00080f95" style:font-style-asian="italic" style:font-style-complex="italic"/>
    </style:style>
    <style:style style:name="P16" style:family="paragraph" style:parent-style-name="Standard" style:list-style-name="L2">
      <style:text-properties fo:font-style="italic" officeooo:rsid="000377a9" officeooo:paragraph-rsid="00080f95" style:font-style-asian="italic" style:font-style-complex="italic"/>
    </style:style>
    <style:style style:name="P17" style:family="paragraph" style:parent-style-name="Standard" style:list-style-name="L1">
      <style:text-properties fo:font-style="italic" officeooo:rsid="000820ae" officeooo:paragraph-rsid="000820ae" style:font-style-asian="italic" style:font-style-complex="italic"/>
    </style:style>
    <style:style style:name="P18" style:family="paragraph" style:parent-style-name="Standard" style:list-style-name="L3">
      <style:text-properties fo:font-weight="normal" officeooo:rsid="000377a9" officeooo:paragraph-rsid="000f31af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0820ae" officeooo:paragraph-rsid="000f31af" style:font-weight-asian="normal" style:font-weight-complex="normal"/>
    </style:style>
    <style:style style:name="P20" style:family="paragraph" style:parent-style-name="Standard">
      <style:text-properties fo:font-weight="normal" officeooo:rsid="001025ed" officeooo:paragraph-rsid="0004faf3" style:font-weight-asian="normal" style:font-weight-complex="normal"/>
    </style:style>
    <style:style style:name="P21" style:family="paragraph" style:parent-style-name="Standard">
      <style:text-properties fo:font-weight="normal" officeooo:rsid="001025ed" officeooo:paragraph-rsid="001025ed" style:font-weight-asian="normal" style:font-weight-complex="normal"/>
    </style:style>
    <style:style style:name="P22" style:family="paragraph" style:parent-style-name="Standard" style:list-style-name="L3">
      <style:text-properties officeooo:rsid="000377a9" officeooo:paragraph-rsid="000f31af"/>
    </style:style>
    <style:style style:name="P23" style:family="paragraph" style:parent-style-name="Standard">
      <style:text-properties officeooo:rsid="000377a9" officeooo:paragraph-rsid="000377a9"/>
    </style:style>
    <style:style style:name="P24" style:family="paragraph" style:parent-style-name="Standard">
      <style:text-properties officeooo:rsid="000377a9" officeooo:paragraph-rsid="000f31af"/>
    </style:style>
    <style:style style:name="P25" style:family="paragraph" style:parent-style-name="Standard">
      <style:text-properties officeooo:rsid="000377a9" officeooo:paragraph-rsid="001025ed"/>
    </style:style>
    <style:style style:name="P26" style:family="paragraph" style:parent-style-name="Standard">
      <style:paragraph-properties fo:text-align="center" style:justify-single-word="false"/>
      <style:text-properties officeooo:rsid="000377a9" officeooo:paragraph-rsid="000377a9"/>
    </style:style>
    <style:style style:name="P27" style:family="paragraph" style:parent-style-name="Standard">
      <style:text-properties officeooo:rsid="000377a9" officeooo:paragraph-rsid="000d7176"/>
    </style:style>
    <style:style style:name="P28" style:family="paragraph" style:parent-style-name="Standard" style:list-style-name="L3">
      <style:text-properties officeooo:rsid="000820ae" officeooo:paragraph-rsid="000f31af"/>
    </style:style>
    <style:style style:name="P29" style:family="paragraph" style:parent-style-name="Standard" style:list-style-name="L3">
      <style:text-properties officeooo:rsid="0009a949" officeooo:paragraph-rsid="000f31af"/>
    </style:style>
    <style:style style:name="P30" style:family="paragraph" style:parent-style-name="Standard" style:list-style-name="L3">
      <style:text-properties officeooo:rsid="000a8328" officeooo:paragraph-rsid="000f31af"/>
    </style:style>
    <style:style style:name="P31" style:family="paragraph" style:parent-style-name="Standard">
      <style:text-properties officeooo:rsid="000a8328" officeooo:paragraph-rsid="000377a9"/>
    </style:style>
    <style:style style:name="P32" style:family="paragraph" style:parent-style-name="Standard">
      <style:text-properties officeooo:rsid="0004faf3" officeooo:paragraph-rsid="0004faf3"/>
    </style:style>
    <style:style style:name="P33" style:family="paragraph" style:parent-style-name="Standard">
      <style:text-properties officeooo:rsid="0004faf3" officeooo:paragraph-rsid="000f31af"/>
    </style:style>
    <style:style style:name="P34" style:family="paragraph" style:parent-style-name="Standard">
      <style:text-properties officeooo:rsid="0004faf3" officeooo:paragraph-rsid="001025ed"/>
    </style:style>
    <style:style style:name="P35" style:family="paragraph" style:parent-style-name="Standard">
      <style:text-properties officeooo:rsid="0006bde0" officeooo:paragraph-rsid="000d7176"/>
    </style:style>
    <style:style style:name="P36" style:family="paragraph" style:parent-style-name="Standard">
      <style:text-properties fo:font-weight="bold" officeooo:rsid="0006bde0" officeooo:paragraph-rsid="000d7176" style:font-weight-asian="bold" style:font-weight-complex="bold"/>
    </style:style>
    <style:style style:name="P37" style:family="paragraph" style:parent-style-name="Standard">
      <style:text-properties fo:font-weight="bold" officeooo:rsid="001025ed" officeooo:paragraph-rsid="000f31af" style:font-weight-asian="bold" style:font-weight-complex="bold"/>
    </style:style>
    <style:style style:name="P38" style:family="paragraph" style:parent-style-name="Standard">
      <style:text-properties fo:font-weight="bold" officeooo:rsid="001025ed" officeooo:paragraph-rsid="001025ed" style:font-weight-asian="bold" style:font-weight-complex="bold"/>
    </style:style>
    <style:style style:name="P39" style:family="paragraph" style:parent-style-name="Standard">
      <style:text-properties fo:font-weight="bold" officeooo:rsid="001025ed" officeooo:paragraph-rsid="0004faf3" style:font-weight-asian="bold" style:font-weight-complex="bold"/>
    </style:style>
    <style:style style:name="P40" style:family="paragraph" style:parent-style-name="Standard">
      <style:text-properties fo:font-weight="bold" officeooo:paragraph-rsid="0004faf3" style:font-weight-asian="bold" style:font-weight-complex="bold"/>
    </style:style>
    <style:style style:name="P41" style:family="paragraph" style:parent-style-name="Standard">
      <style:text-properties fo:font-weight="bold" officeooo:rsid="0013d44c" officeooo:paragraph-rsid="0013d44c" style:font-weight-asian="bold" style:font-weight-complex="bold"/>
    </style:style>
    <style:style style:name="P42" style:family="paragraph" style:parent-style-name="Standard">
      <style:text-properties officeooo:rsid="000f31af" officeooo:paragraph-rsid="000f31af"/>
    </style:style>
    <style:style style:name="P43" style:family="paragraph" style:parent-style-name="Standard">
      <style:text-properties officeooo:rsid="000f31af" officeooo:paragraph-rsid="001025ed"/>
    </style:style>
    <style:style style:name="P44" style:family="paragraph" style:parent-style-name="Standard">
      <style:text-properties officeooo:rsid="0013ad47" officeooo:paragraph-rsid="0013ad47"/>
    </style:style>
    <style:style style:name="P45" style:family="paragraph" style:parent-style-name="Standard">
      <style:text-properties officeooo:rsid="0013ad47" officeooo:paragraph-rsid="0013d44c"/>
    </style:style>
    <style:style style:name="P46" style:family="paragraph" style:parent-style-name="Standard">
      <style:text-properties officeooo:rsid="0013d44c" officeooo:paragraph-rsid="0013d44c"/>
    </style:style>
    <style:style style:name="P47" style:family="paragraph" style:parent-style-name="Standard">
      <style:paragraph-properties fo:break-before="page"/>
      <style:text-properties officeooo:rsid="0006bde0" officeooo:paragraph-rsid="000820ae"/>
    </style:style>
    <style:style style:name="P48" style:family="paragraph" style:parent-style-name="Standard">
      <style:paragraph-properties fo:break-before="page"/>
      <style:text-properties officeooo:rsid="0006bde0" officeooo:paragraph-rsid="000d7176"/>
    </style:style>
    <style:style style:name="P49" style:family="paragraph" style:parent-style-name="Standard">
      <style:paragraph-properties fo:break-before="page"/>
      <style:text-properties fo:font-weight="bold" officeooo:rsid="001025ed" officeooo:paragraph-rsid="0004faf3" style:font-weight-asian="bold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fo:font-size="18pt" fo:font-weight="normal" officeooo:rsid="000f31af" officeooo:paragraph-rsid="000f31af" style:font-size-asian="18pt" style:font-weight-asian="normal" style:font-size-complex="18pt" style:font-weight-complex="normal"/>
    </style:style>
    <style:style style:name="P51" style:family="paragraph" style:parent-style-name="Table_20_Contents">
      <style:text-properties officeooo:rsid="0006bde0" officeooo:paragraph-rsid="000d7176"/>
    </style:style>
    <style:style style:name="P52" style:family="paragraph" style:parent-style-name="Table_20_Contents">
      <style:text-properties officeooo:paragraph-rsid="000d7176"/>
    </style:style>
    <style:style style:name="P53" style:family="paragraph" style:parent-style-name="Table_20_Contents">
      <style:text-properties officeooo:rsid="001025ed" officeooo:paragraph-rsid="001025ed"/>
    </style:style>
    <style:style style:name="T1" style:family="text">
      <style:text-properties officeooo:rsid="00080f95"/>
    </style:style>
    <style:style style:name="T2" style:family="text">
      <style:text-properties officeooo:rsid="000820ae"/>
    </style:style>
    <style:style style:name="T3" style:family="text">
      <style:text-properties officeooo:rsid="000a8977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31af" style:font-style-asian="italic" style:font-style-complex="italic"/>
    </style:style>
    <style:style style:name="T7" style:family="text">
      <style:text-properties fo:font-style="italic" officeooo:rsid="001025ed" style:font-style-asian="italic" style:font-style-complex="italic"/>
    </style:style>
    <style:style style:name="T8" style:family="text">
      <style:text-properties officeooo:rsid="000d7176"/>
    </style:style>
    <style:style style:name="T9" style:family="text">
      <style:text-properties fo:font-weight="normal" officeooo:rsid="000d7176" style:font-weight-asian="normal" style:font-weight-complex="normal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style:font-name="Liberation Serif1" fo:font-weight="bold" officeooo:rsid="001025ed" style:font-name-asian="Liberation Serif1" style:font-weight-asian="bold" style:font-name-complex="Liberation Serif1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25ed" style:font-weight-asian="bold" style:font-weight-complex="bold"/>
    </style:style>
    <style:style style:name="T14" style:family="text">
      <style:text-properties officeooo:rsid="001025ed"/>
    </style:style>
    <style:style style:name="T15" style:family="text">
      <style:text-properties officeooo:rsid="0013d44c"/>
    </style:style>
    <style:style style:name="T16" style:family="text">
      <style:text-properties officeooo:rsid="00141c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protokoll</text:p>
      <text:p text:style-name="P10">Benutzerfreundlichkeit des DIbuggers</text:p>
      <text:p text:style-name="P1"/>
      <text:p text:style-name="P2"/>
      <text:p text:style-name="P5">Anweisung an die Testleitung:</text:p>
      <text:list xml:id="list3593067844" text:style-name="L1">
        <text:list-item>
          <text:p text:style-name="P13">Sorge für eine ruhige Umgebung und ausreichend Zeit.</text:p>
        </text:list-item>
        <text:list-item>
          <text:p text:style-name="P14">Stelle sicher, dass dein Desktop die Dateien „nutzertest.rdb<text:span text:style-name="T3">f</text:span>“ und „nutzertest2.rdb<text:span text:style-name="T3">f</text:span>“ enthält.</text:p>
        </text:list-item>
        <text:list-item>
          <text:p text:style-name="P13">Stelle sicher, dass das Programm geöffnet ist, <text:span text:style-name="T2">eine Möglichkeit zum Zeitstoppen existiert,</text:span> der Computer genug Strom hat, etc. Die Versuchsperson soll das Programm allerdings noch nicht sehen.</text:p>
        </text:list-item>
        <text:list-item>
          <text:p text:style-name="P13">Lies den Testpersonen die Testanweisung vor, auch wenn es dir komisch vorkommt. Dies dient der Standardisierung.</text:p>
        </text:list-item>
        <text:list-item>
          <text:p text:style-name="P13">Frage vor Beginn ab, ob eine Audio-Aufnahme in Ordnung ist.</text:p>
        </text:list-item>
      </text:list>
      <text:p text:style-name="P1"/>
      <text:p text:style-name="P6">Anweisung an die Testleitung:</text:p>
      <text:list xml:id="list183343357699594" text:continue-numbering="true" text:style-name="L1">
        <text:list-item>
          <text:p text:style-name="P13">Folgendes Vorlesen:</text:p>
        </text:list-item>
      </text:list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Liebe Teilnehmerin, lieber Teilnehmer!</text:p>
            <text:p text:style-name="P4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12">Unser Programm erfüllt die normalen Funktionen eines Debuggers, wie das Setzen von Breakpoints. Zusätzlich können mehrere Programme gleichzeitig gedebuggt und verglichen werden.</text:p>
            <text:p text:style-name="P11">Der Ablauf wird folgendermaßen sein:</text:p>
            <text:p text:style-name="P4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1">Das hilft uns, Schwachstellen und Schwierigkeiten des Programmes zu entdecken. </text:p>
            <text:p text:style-name="P11">Versuche zunächst, die Aufgabe im Programm ohne Hilfe zu lösen.</text:p>
            <text:p text:style-name="P11">Solltest du danach nicht weiterkommen, ziehe bitte das Nutzermanual zu Rate. Auch hier gilt, dass uns dein lautes Denken weiterbringt. Du könntest zum Beispiel sagen: „Ich suche einen Eintrag zum Thema Z.“</text:p>
            <text:p text:style-name="P11">Solltest du auch hier nicht weiterkommen, kannst du deine Testleitung fragen.</text:p>
            <text:p text:style-name="P11">Im Anschluss an den Praxisteil haben wir noch ein paar Fragen an dich.</text:p>
            <text:p text:style-name="P11">Wenn du dich unwohl fühlen solltest, ist es jederzeit möglich, das Experiment zu unterbrechen.</text:p>
            <text:p text:style-name="P12">Hast du noch Fragen?</text:p>
          </table:table-cell>
        </table:table-row>
      </table:table>
      <text:p text:style-name="P8"/>
      <text:p text:style-name="P7"/>
      <text:p text:style-name="P7">Anweisung an die Testleitung:</text:p>
      <text:list xml:id="list2267730349" text:style-name="L2">
        <text:list-item>
          <text:p text:style-name="P15">Starte (bei Einverständnis) nun die Audioaufnahme.</text:p>
        </text:list-item>
        <text:list-item>
          <text:p text:style-name="P15">Wenn du Antworten auf Fragen gibst, sollten diese ebenfalls auf der Aufnahme zu hören sein.</text:p>
        </text:list-item>
        <text:list-item>
          <text:p text:style-name="P15">Falls die Testperson das „laute Denken“ vergisst, kannst du sie mit Nachfragen dazu anhalten, zum Beispiel:</text:p>
          <text:list>
            <text:list-item>
              <text:p text:style-name="P16">„Was denkst du gerade?“</text:p>
            </text:list-item>
            <text:list-item>
              <text:p text:style-name="P16">„Bist du auf eine Schwierigkeit gestoßen?“</text:p>
            </text:list-item>
            <text:list-item>
              <text:p text:style-name="P16">„Worüber denkst du nach?“</text:p>
            </text:list-item>
          </text:list>
        </text:list-item>
      </text:list>
      <text:p text:style-name="P47"><text:span text:style-name="T4">Anweisung an die Testleitung:</text:span></text:p>
      <text:list xml:id="list183342879195525" text:continue-list="list183343357699594" text:style-name="L1">
        <text:list-item>
          <text:p text:style-name="P17">Lies jeweils die Aufgabenstellung vor und lasse sie von der Versuchsperson bearbeiten.</text:p>
        </text:list-item>
        <text:list-item>
          <text:p text:style-name="P17">Stoppe bei jeder Aufgabe die Zeit und dokumentiere sie in der angefügten Tabelle.</text:p>
        </text:list-item>
        <text:list-item>
          <text:p text:style-name="P17">Die Überschrift soll mit vorgelesen werden.</text:p>
        </text:list-item>
      </text:list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24">Aufgaben:</text:p>
            <text:list xml:id="list2767591871" text:style-name="L3">
              <text:list-item>
                <text:p text:style-name="P18">Lass <text:span text:style-name="T2">dir</text:span> das Nutzermanual anzeigen.</text:p>
              </text:list-item>
              <text:list-item>
                <text:p text:style-name="P18">Änder<text:span text:style-name="T2">e</text:span> die Sprache zu einer Sprache <text:span text:style-name="T2">deiner</text:span> Wahl.</text:p>
              </text:list-item>
              <text:list-item>
                <text:p text:style-name="P19">Füge ein neues Programmfenster hinzu.</text:p>
              </text:list-item>
              <text:list-item>
                <text:p text:style-name="P19">Lösche ein Programmfenster.</text:p>
              </text:list-item>
              <text:list-item>
                <text:p text:style-name="P18">Einfache Addition</text:p>
                <text:list>
                  <text:list-item>
                    <text:p text:style-name="P22"><text:span text:style-name="T2">Schreibe in einem der Textfenster ein Programm zur Addition zweier Zahlen. </text:span>Das Programm soll zwei Zahlen als Input nehmen und die Summe wieder ausgeben.</text:p>
                  </text:list-item>
                  <text:list-item>
                    <text:p text:style-name="P22">Lass <text:span text:style-name="T2">dir vom</text:span> Programm die Summe berechnen.</text:p>
                  </text:list-item>
                  <text:list-item>
                    <text:p text:style-name="P22">Lass <text:span text:style-name="T2">dir</text:span> <text:span text:style-name="T8">in einer beliebigen Zeile </text:span>den Wert aller Variablen <text:span text:style-name="T8">deines Programmes </text:span>anzeigen.</text:p>
                  </text:list-item>
                </text:list>
              </text:list-item>
              <text:list-item>
                <text:p text:style-name="P22">Addition mit zwei Funktionen</text:p>
                <text:list>
                  <text:list-item>
                    <text:p text:style-name="P28">Verändere dein Programm nun so, dass eine Funktion die zwei zu addierenden Zahlen empfängt, diese aber an eine andere Funktion zur Addition weitergibt.</text:p>
                  </text:list-item>
                  <text:list-item>
                    <text:p text:style-name="P29">Speichere deine Programme.</text:p>
                  </text:list-item>
                </text:list>
              </text:list-item>
              <text:list-item>
                <text:p text:style-name="P22">Vergleich <text:span text:style-name="T2">von zwei vorgelieferten Programmen.</text:span></text:p>
                <text:p text:style-name="P28">Hinweis: Es gibt verschiedene Möglichkeiten, die folgenden Aufgabenteile zu lösen.</text:p>
                <text:list>
                  <text:list-item>
                    <text:p text:style-name="P28">Lade vom Desktop die Datei „nutzertest.rdb<text:span text:style-name="T3">f</text:span>“</text:p>
                  </text:list-item>
                  <text:list-item>
                    <text:p text:style-name="P29">Finde die Stelle, an der die Variablen <text:span text:style-name="T16">b</text:span> aus Programm A und <text:span text:style-name="T16">d aus Programm </text:span>B denselben Wert haben.</text:p>
                  </text:list-item>
                  <text:list-item>
                    <text:p text:style-name="P29">Lass dir zu jedem Zeitpunkt die Differenz von Variable <text:span text:style-name="T16">c</text:span> aus Programm A und Variable <text:span text:style-name="T16">i</text:span> aus Programm B anzeigen.</text:p>
                  </text:list-item>
                  <text:list-item>
                    <text:p text:style-name="P29">Sorge dafür, dass das Programm anhält, sobald Variable <text:span text:style-name="T16">b</text:span> aus Programm <text:span text:style-name="T16">A </text:span>und Variable <text:span text:style-name="T16">d</text:span> aus Programm B denselben Wert haben.</text:p>
                  </text:list-item>
                </text:list>
              </text:list-item>
              <text:list-item>
                <text:p text:style-name="P30">Lösche eine Watch-Expression.</text:p>
              </text:list-item>
            </text:list>
          </table:table-cell>
        </table:table-row>
      </table:table>
      <text:p text:style-name="P31"/>
      <text:p text:style-name="P50">Allgemeine Informationen</text:p>
      <text:p text:style-name="P42"/>
      <text:p text:style-name="P42"><text:span text:style-name="T13">1. </text:span><text:span text:style-name="T12">Alter: </text:span>______</text:p>
      <text:p text:style-name="P42"/>
      <text:p text:style-name="P42"><text:span text:style-name="T13">2. Geschlecht: </text:span><text:s text:c="8"/><text:span text:style-name="T10">□ <text:s/>weiblich<text:tab/><text:tab/>□ <text:s/>männlich</text:span></text:p>
      <text:p text:style-name="P42"><text:span text:style-name="T10"/></text:p>
      <text:p text:style-name="P42"><text:span text:style-name="T11">3. Beruf: </text:span><text:span text:style-name="T10">_______________________________________________</text:span></text:p>
      <text:p text:style-name="P42"><text:span text:style-name="T10"/></text:p>
      <text:p text:style-name="P37"><text:span text:style-name="T10">4. Was ist Dein Bezug zur Informatik?</text:span></text:p>
      <text:p text:style-name="P42"/>
      <text:p text:style-name="P42"><text:span text:style-name="T10">________________________________________________________________________________</text:span></text:p>
      <text:p text:style-name="P42"/>
      <text:p text:style-name="P37"><text:span text:style-name="T10">5. Was ist Deine Erfahrung im Umgang mit Programmen zum Debuggen von Software?</text:span></text:p>
      <text:p text:style-name="P42"><text:span text:style-name="T10"/></text:p>
      <text:p text:style-name="P42"><text:span text:style-name="T10">________________________________________________________________________________</text:span></text:p>
      <text:p text:style-name="P1"/>
      <text:p text:style-name="P38">6. Wie intuitiv war die Nutzung des Dibuggers für dich?</text:p>
      <text:p text:style-name="P34"><text:span text:style-name="T5">(1 </text:span><text:span text:style-name="T6">= </text:span><text:span text:style-name="T5">nicht intuitiv, </text:span><text:span text:style-name="T6">5</text:span><text:span text:style-name="T5"> </text:span><text:span text:style-name="T6">= </text:span><text:span text:style-name="T5">intuitiv)</text:span></text:p>
      <text:p text:style-name="P33"/>
      <text:p text:style-name="P42"><text:span text:style-name="T5">(nicht intuitiv)<text:tab/></text:span> <text:s/><text:tab/>1<text:tab/><text:tab/>2<text:tab/><text:tab/>3<text:tab/><text:tab/>4<text:tab/><text:tab/>5 <text:s text:c="2"/><text:span text:style-name="T5">(intuitiv)</text:span></text:p>
      <text:p text:style-name="P42"><text:tab/><text:tab/><text:tab/> <text:span text:style-name="T10">□ <text:s/><text:tab/><text:tab/>□ <text:s/><text:tab/><text:tab/>□ <text:s/><text:tab/><text:tab/>□ <text:s/><text:tab/><text:tab/>□ <text:s/></text:span></text:p>
      <text:p text:style-name="P1"/>
      <text:p text:style-name="P3"/>
      <text:p text:style-name="P39">7. Wie nutzerfreundlich hast du den Dibugger empfunden?</text:p>
      <text:p text:style-name="P34"><text:span text:style-name="T5">(1 </text:span><text:span text:style-name="T6">= </text:span><text:span text:style-name="T5">nicht </text:span><text:span text:style-name="T7">nutzerfreundlich</text:span><text:span text:style-name="T5">, </text:span><text:span text:style-name="T6">5</text:span><text:span text:style-name="T5"> </text:span><text:span text:style-name="T6">= </text:span><text:span text:style-name="T7">nutzerfreundlich</text:span><text:span text:style-name="T5">)</text:span></text:p>
      <text:p text:style-name="P34"/>
      <text:p text:style-name="P43"><text:span text:style-name="T5">(nicht </text:span><text:span text:style-name="T7">nutzerfreundl.</text:span><text:span text:style-name="T5">)</text:span> <text:s text:c="2"/>1<text:tab/><text:tab/>2<text:tab/><text:tab/>3<text:tab/><text:tab/>4<text:tab/><text:tab/>5 <text:s text:c="2"/><text:span text:style-name="T5">(</text:span><text:span text:style-name="T7">nutzerfreundl.</text:span><text:span text:style-name="T5">)</text:span></text:p>
      <text:p text:style-name="P43"><text:tab/><text:tab/> <text:s text:c="10"/><text:tab/> <text:span text:style-name="T10">□ <text:s/><text:tab/><text:tab/>□ <text:s/><text:tab/><text:tab/>□ <text:s/><text:tab/><text:tab/>□ <text:s/><text:tab/><text:tab/>□ <text:s/></text:span></text:p>
      <text:p text:style-name="P25"/>
      <text:p text:style-name="P3"/>
      <text:p text:style-name="P39">8. Wie hilfreich fanden Sie das Nutzermanual?</text:p>
      <text:p text:style-name="P34"><text:span text:style-name="T5">(1 </text:span><text:span text:style-name="T6">= </text:span><text:span text:style-name="T5">nicht </text:span><text:span text:style-name="T7">hilfreich</text:span><text:span text:style-name="T5">, </text:span><text:span text:style-name="T6">5</text:span><text:span text:style-name="T5"> </text:span><text:span text:style-name="T6">= </text:span><text:span text:style-name="T7">hilfreich</text:span><text:span text:style-name="T5">)</text:span></text:p>
      <text:p text:style-name="P34"/>
      <text:p text:style-name="P43"><text:span text:style-name="T5">(nicht </text:span><text:span text:style-name="T7">hilfreich</text:span><text:span text:style-name="T5">)</text:span> <text:s/><text:tab/>1<text:tab/><text:tab/>2<text:tab/><text:tab/>3<text:tab/><text:tab/>4<text:tab/><text:tab/>5 <text:s text:c="2"/><text:span text:style-name="T5">(</text:span><text:span text:style-name="T7">hilfreich</text:span><text:span text:style-name="T5">)</text:span></text:p>
      <text:p text:style-name="P43"><text:tab/><text:tab/><text:tab/> <text:span text:style-name="T10">□ <text:s/><text:tab/><text:tab/>□ <text:s/><text:tab/><text:tab/>□ <text:s/><text:tab/><text:tab/>□ <text:s/><text:tab/><text:tab/>□ <text:s/></text:span></text:p>
      <text:p text:style-name="P25"/>
      <text:p text:style-name="P38">9. An welcher Stelle hattest du bei der Nutzung des Programms besondere Schwierigkeiten?</text:p>
      <text:p text:style-name="P21"/>
      <text:p text:style-name="P21">______________________________________________________________________________</text:p>
      <text:p text:style-name="P20"/>
      <text:p text:style-name="P20">______________________________________________________________________________</text:p>
      <text:p text:style-name="P20"/>
      <text:p text:style-name="P20"/>
      <text:p text:style-name="P39">10. Was hätte dir den Einstieg in das Programm erleichter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39"/>
      <text:p text:style-name="P49">11. An welcher Stelle hattest du bei der Nutzung des Manuals besondere Schwierigkeiten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1"/>
      <text:p text:style-name="P39">12. Was hätte dir die Nutzung des Manuals erleichter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39"/>
      <text:p text:style-name="P39">13. Gibt es eine Funktion oder einen Hinweis, den du vermisst has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40"/>
      <text:p text:style-name="P40"><text:span text:style-name="T14">14. Hier ist Platz für weitere Anmerkungen und Verbesserungsvorschläge:</text:span>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3"/>
      <text:p text:style-name="P1"/>
      <text:p text:style-name="P1"/>
      <text:p text:style-name="P26">Vielen Dank für <text:span text:style-name="T14">Deine</text:span> Teilnahme! <text:span text:style-name="T14">Du hast uns damit sehr geholfen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/>
      <text:p text:style-name="P36"><text:span text:style-name="T8">Auswertung</text:span><text:span text:style-name="T9">:</text:span>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1">Aufgabe</text:p>
          </table:table-cell>
          <table:table-cell table:style-name="Table2.A1" office:value-type="string">
            <text:p text:style-name="P51">Zeit</text:p>
          </table:table-cell>
          <table:table-cell table:style-name="Table2.A1" office:value-type="string">
            <text:p text:style-name="P51">Abstürz-Fehler</text:p>
          </table:table-cell>
          <table:table-cell table:style-name="Table2.A1" office:value-type="string">
            <text:p text:style-name="P51">Zeitverlust-Fehler</text:p>
          </table:table-cell>
          <table:table-cell table:style-name="Table2.E1" office:value-type="string">
            <text:p text:style-name="P51">Ärgernisse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E2" office:value-type="string">
            <text:p text:style-name="P52"/>
          </table:table-cell>
        </table:table-row>
      </table:table>
      <text:p text:style-name="P27"/>
      <text:p text:style-name="P27"/>
      <text:p text:style-name="P41">In Programm A:</text:p>
      <text:p text:style-name="P46">int main (int n) {</text:p>
      <text:p text:style-name="P46"><text:tab/>int a = 1;</text:p>
      <text:p text:style-name="P46"><text:tab/>int b = 0;</text:p>
      <text:p text:style-name="P46"><text:tab/><text:span text:style-name="T16">int c = 34723;</text:span></text:p>
      <text:p text:style-name="P46"><text:tab/>while (a &lt; 2*n) {</text:p>
      <text:p text:style-name="P46"><text:tab/><text:tab/>b = b + a;</text:p>
      <text:p text:style-name="P46"><text:tab/><text:tab/>a = a + 2;</text:p>
      <text:p text:style-name="P46"><text:tab/><text:tab/><text:span text:style-name="T16">c = c*a-b;</text:span></text:p>
      <text:p text:style-name="P46"><text:tab/>}</text:p>
      <text:p text:style-name="P46"><text:tab/>return b;</text:p>
      <text:p text:style-name="P46">}</text:p>
      <text:p text:style-name="P46"/>
      <text:p text:style-name="P46"/>
      <text:p text:style-name="P41">In Programm B:</text:p>
      <text:p text:style-name="P46">int foo(k) {</text:p>
      <text:p text:style-name="P46"><text:tab/>int i = 0;</text:p>
      <text:p text:style-name="P46"><text:tab/>int d = 0;</text:p>
      <text:p text:style-name="P46"><text:tab/>while(i &lt; k) {</text:p>
      <text:p text:style-name="P46"><text:tab/>i = i +1;</text:p>
      <text:p text:style-name="P46"><text:tab/>d = d + k;</text:p>
      <text:p text:style-name="P46">}</text:p>
      <text:p text:style-name="P46">int main (int k) {</text:p>
      <text:p text:style-name="P46"/>
      <text:p text:style-name="P46"><text:tab/>int a = 0;</text:p>
      <text:p text:style-name="P46"><text:tab/>int a = foo(k);</text:p>
      <text:p text:style-name="P46"><text:tab/>return a;</text:p>
      <text:p text:style-name="P4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2-28T18:33:41.620025809</dc:date>
    <meta:editing-duration>PT7H19M41S</meta:editing-duration>
    <meta:editing-cycles>12</meta:editing-cycles>
    <meta:generator>LibreOffice/5.3.1.2$Linux_X86_64 LibreOffice_project/30m0$Build-2</meta:generator>
    <meta:document-statistic meta:table-count="3" meta:image-count="0" meta:object-count="0" meta:page-count="5" meta:paragraph-count="122" meta:word-count="901" meta:character-count="6623" meta:non-whitespace-character-count="5754"/>
  </office:meta>
</office:document-meta>
</file>